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55mm"/>
    </style:style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26.53mm"/>
    </style:style>
    <style:style style:name="co8" style:family="table-column">
      <style:table-column-properties fo:break-before="auto" style:column-width="11.61mm"/>
    </style:style>
    <style:style style:name="co9" style:family="table-column">
      <style:table-column-properties fo:break-before="auto" style:column-width="25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Default" office:value-type="string" calcext:value-type="string">
            <text:p>cfw MicroIDE function char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Grou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arameters</text:p>
          </table:table-cell>
          <table:table-cell table:style-name="ce1"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otorPulsewheel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otorEncode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For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f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jump target&gt;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.00.0000</text:date>, <text:time style:data-style-name="N2" text:time-value="20:11:59.1270301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47M35S</meta:editing-duration>
    <meta:editing-cycles>4</meta:editing-cycles>
    <meta:generator>LibreOffice/5.2.3.3$Linux_X86_64 LibreOffice_project/20m0$Build-3</meta:generator>
    <dc:date>2017-05-09T23:00:39.551871039</dc:date>
    <dc:creator>Peter Habermehl</dc:creator>
    <meta:document-statistic meta:table-count="2" meta:cell-count="148" meta:object-count="0"/>
  </office:meta>
</office:document-meta>
</file>